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0455" officeooo:paragraph-rsid="00030455"/>
    </style:style>
    <style:style style:name="P2" style:family="paragraph" style:parent-style-name="Standard">
      <style:text-properties officeooo:rsid="0003ad64" officeooo:paragraph-rsid="0003ad64"/>
    </style:style>
    <style:style style:name="T1" style:family="text">
      <style:text-properties officeooo:rsid="0003c48b"/>
    </style:style>
    <style:style style:name="T2" style:family="text">
      <style:text-properties officeooo:rsid="0004b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ztori(P1):</text:p>
      <text:p text:style-name="P1">A játék elején elrabolják(képernyőn kívül), majd kísérletnek vetik alá, hogy az agyában leszimulálják azt, ahogy megtalálja x-et.</text:p>
      <text:p text:style-name="P1"/>
      <text:p text:style-name="P2">A játék a szimuláció elindulásával kezdődik. <text:span text:style-name="T1">A játék leges legelején egy NPC-vel találkozunk:</text:span></text:p>
      <text:p text:style-name="P2"><text:tab/><text:span text:style-name="T2">NPC1:</text:span></text:p>
      <text:p text:style-name="P2"><text:tab/><text:tab/>„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4:34:23.578000000</meta:creation-date>
    <meta:generator>LibreOffice/7.5.5.2$Windows_X86_64 LibreOffice_project/ca8fe7424262805f223b9a2334bc7181abbcbf5e</meta:generator>
    <dc:date>2024-01-23T14:45:41.529000000</dc:date>
    <meta:editing-duration>PT11M17S</meta:editing-duration>
    <meta:editing-cycles>4</meta:editing-cycles>
    <meta:document-statistic meta:table-count="0" meta:image-count="0" meta:object-count="0" meta:page-count="1" meta:paragraph-count="5" meta:word-count="33" meta:character-count="243" meta:non-whitespace-character-count="212"/>
  </office:meta>
</office:document-meta>
</file>